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5.13 11:24   |   <text:a xlink:type="simple" xlink:href="http://palinfo.habago.org/Entry?Command=Information_PrintForum&amp;iPage=15&amp;sType=FORUM#FORUM37449"><text:span text:style-name="T2">#</text:span></text:a></text:p>
      <text:p text:style-name="P2">卡韓政變<text:span text:style-name="T3"><text:s/>(39)</text:span>：究竟是什麼樣的腦子竟然會這麼好騙？<text:span text:style-name="T3"> <text:line-break/><text:line-break/></text:span>陳真<text:span text:style-name="T3"><text:s/>2019. 05. 13. <text:line-break/><text:line-break/><text:line-break/></text:span>早上在醫院候診室大廳看到電視報導什麼<text:span text:style-name="T3"><text:s/>"</text:span>高中生吶喊我們不要草包總統<text:span text:style-name="T3">"</text:span>，感覺很可悲。打從我識字開始，我們的所謂教育就是一直不斷在蹧蹋人。小學時，蔣介石過世，周圍每個同學和老師突然個個苦瓜臉，如喪考妣，維持好長一段時間；老師們更誇張，往往講兩句話就會發出哽咽聲或做出擦淚動作，就這樣搞了好幾個月。我並非說他們是假的，而是說，倘若是假哭那還好，應付一下嘛，怕的就是真心。<text:span text:style-name="T3"> <text:line-break/><text:line-break/></text:span>上高中時，中美建交，台美斷交，媽的，這下更噁心了，<text:span text:style-name="T3">"</text:span>學運<text:span text:style-name="T3">" </text:span>驟然興起！所謂野百合或什麼野草莓、太陽花基本上就是這麼回事，周遭每個同學突然個個熱血沸騰，挺身<text:span text:style-name="T3"><text:s/>"</text:span>怒吼<text:span text:style-name="T3">"</text:span>：內有國賊，外有敵人，國家有難了！不久，國民黨自導自演美麗島事件，打擊陰謀份子、捍衛民主的愛國熱潮更是瞬間大爆發！就連小學生互相吵架都能痛罵對方是<text:span text:style-name="T3"><text:s/>"</text:span>施明德<text:span text:style-name="T3">" </text:span>或<text:span text:style-name="T3"><text:s/>"</text:span>賣國賊<text:span text:style-name="T3">"</text:span>。<text:span text:style-name="T3"> <text:line-break/><text:line-break/></text:span>兩年後，上了大學，我成為黨外亡命份子。有好幾年的時間，成為全高醫師生的公敵，只有一兩位朋友，其他人對待我的態度儼然寇讎，非常不屑，充滿敵意，乃至仇恨。老師或學生都一樣。有些科目，我明明考了<text:span text:style-name="T3">90</text:span>分，卻被找來各種藉口或專門點名點我一個，把我打成不及格分數。當時高醫校方經常對我說一句嘲笑話：<text:span text:style-name="T3">"</text:span>全高醫師生三千多票就對你一票！<text:span text:style-name="T3">" </text:span>意思是說，我的想法或行為是如此離譜荒唐可惡可恨，以致於全校三千師生全站在我的對立面。<text:span text:style-name="T3"> <text:line-break/><text:line-break/></text:span>那個年代很流行救國團的自強活動，套句當年的術語，那是<text:span text:style-name="T3"><text:s/>"</text:span>泡馬子<text:span text:style-name="T3">" </text:span>的一個主要管道，同時也是青春洋溢溫馨浪漫的一種象徵；大學生之<text:span text:style-name="T3"><text:s/>"</text:span>小表哥小表妹<text:span text:style-name="T3">" </text:span>的本質，至今依然沒變：很傻，很乖，很窩囊，猥猥瑣瑣的一大群，像蛆似的，很嚇人，十分忠黨愛國，不太能惹。<text:span text:style-name="T3"> <text:line-break/><text:line-break/></text:span>又過了幾年，戒嚴解除前後，一連發生機場事件、<text:span text:style-name="T3">520</text:span>事件<text:span text:style-name="T3">...</text:span>等等所謂暴力事件<text:span text:style-name="T3"><text:s/>(</text:span>往往是國民黨自導自演<text:span text:style-name="T3">)</text:span>，我在高醫的處境更加艱難，被識或不識的同學辱罵只是基本生活常態，幾次甚至還差點被圍毆動粗。民進黨建黨的隔天，我去學校上課，一踏進教室，聽見幾位同學正在討論我，其中一位還故意當我的面大聲拍桌說：<text:span text:style-name="T3">"</text:span>為什麼政府不把這些人抓起來？<text:span text:style-name="T3">" </text:span>另一位女同學也馬上高聲回應說：<text:span text:style-name="T3">"</text:span>我看他<text:span text:style-name="T3"><text:s/>(</text:span>指我<text:span text:style-name="T3">) </text:span>的樣子好像共產黨哦！<text:span text:style-name="T3">"</text:span>。然而，這些當年的忠黨愛國者，現在毫無例外，一樣忠黨愛國，只是黨名國名不一樣。<text:span text:style-name="T3"> <text:line-break/><text:line-break/></text:span>高醫如此，全台灣每一所大學都一樣，但以南部大學最為忠黨愛國，對於打壓非主流聲音最為激進，至今依然。即便到了八零年代中期，也就是民進黨剛成立時，其實政治氣氛已經稱不上恐怖，但是校園之徹底封閉，跟今日之校園仍然完全沒有兩樣，洗腦洗到骨子裏。不管哪一種政治勢力當家主流，都一樣洗腦洗得非常徹底。<text:span text:style-name="T3"> <text:line-break/><text:line-break/></text:span>比方說，即便是解嚴之後，群眾運動或批評政府的聲音，依然被視為蛇蝎毒物，特別是中學生、大學生，更是視之如寇讎。就連批評政府放任工廠大量污染河川與空氣，同樣是同學們所痛恨的言論大忌，會被戴上破壞民主的<text:span text:style-name="T3"><text:s/>"</text:span>共匪同路人<text:span text:style-name="T3">" </text:span>的大帽子。很離譜吧，但事實就是如此。<text:span text:style-name="T3"> <text:line-break/><text:line-break/></text:span>記得有三次印象特別深刻，遊行主題我忘了，只記得其中一次是<text:span text:style-name="T3"><text:s/>"</text:span>要求國會全面改選<text:span text:style-name="T3">"</text:span>，一次是反對國安法，另一次忘了。當黨外遊行隊伍行經北一女時，校園裏傳出非常熱烈、近乎聲嘶力竭的<text:span text:style-name="T3"><text:s/>"</text:span>梅花<text:span text:style-name="T3">" </text:span>愛國歌曲大合唱，跟群眾的口號聲高聲對抗。還有一次是行經好像是開南商工？我不確定校名。只記得隊伍行經該校時，從校園二樓教室衝出一群學生，極度暴怒的恐怖表情，持棍棒準備攻擊我們，說要<text:span text:style-name="T3"><text:s/>"</text:span>打死賣國賊<text:span text:style-name="T3">"</text:span>。校方以鐵門攔阻，有幾位學生就找來更長的竹竿，伸出鐵門縫隙瘋狂亂刺，攻擊群眾。<text:span text:style-name="T3"> <text:line-break/><text:line-break/></text:span>另外一次更可怕，從一棟很多人開窗對著遊行群眾痛罵的住宅大樓<text:span text:style-name="T3"><text:s/>(</text:span>據說是某校學生宿舍<text:span text:style-name="T3">)</text:span>裏頭丟出墨水瓶。那瓶墨水就掉在我腳跟前，碎裂一地，要是差個幾公分，砸到我的頭，肯定一命嗚呼。<text:span text:style-name="T3"> <text:line-break/><text:line-break/></text:span>又經過兩三年後，國民黨被貪污台奸老賊李登輝裂解，分裂成本土的主流派及外省的非主流派。李登輝收編本土黑金勢力，控制媒體，妖魔化非主流，很快地，竟然所有學生幾乎全變成另一種忠黨愛國者，黨名不同，國名也不一樣了，在教官的帶領下，在幾乎所有媒體發瘋似的熱烈吹捧下<text:span text:style-name="T3"><text:s/>(</text:span>類似太陽花的氛圍<text:span text:style-name="T3">)</text:span>，每個學生都<text:span text:style-name="T3"><text:s/>"</text:span>奮勇<text:span text:style-name="T3">" </text:span>跳出來集結，救國救民，痛罵非主流是民主垃圾，是<text:span text:style-name="T3"><text:s/>"</text:span>咱台灣人<text:span text:style-name="T3">" </text:span>的公敵，要求<text:span text:style-name="T3"><text:s/>"</text:span>國會全面改選<text:span text:style-name="T3">"</text:span>。<text:span text:style-name="T3"><text:line-break/><text:line-break/></text:span>一樣的政治主張<text:span text:style-name="T3"><text:s/>"</text:span>國會全面改選<text:span text:style-name="T3">"</text:span>，原先被塑造成野心份子破壞民主的陰謀，誰敢要求國會全面改選，誰就是中共的同路人。很快地，<text:span text:style-name="T3"><text:s/>"</text:span>國會全面改選<text:span text:style-name="T3">" </text:span>卻變成捍衛民主的愛國主張，誰敢反對國會全面改選，誰就是中共的同路人。<text:span text:style-name="T3"> <text:line-break/><text:line-break/></text:span>很多事我就不一一講了，講三年也講不完。只能說，台灣的學生真的是腦殘到令人難以想像的地步，面對洗腦，毫無招架之力，幾乎可以說就像是一種機器，比方說錄音機，全然缺乏生命跡象，就算是<text:span text:style-name="T3">AI (</text:span>人工智慧<text:span text:style-name="T3">) </text:span>也不至於這麼聽話。<text:span text:style-name="T3"> <text:line-break/><text:line-break/></text:span>如果是天下烏鴉一般黑，如果全世界的學生都是這麼一種腦殘生物，那我也認了，問題是並非如此。就連劍橋牛津那樣一種學風相當保守的權貴大學，學生也依然還是大致獨立於政治洗腦之外，並且具有一定的理想性格，關注世界上各種議題之正義本質，對於是非善惡的判斷，根本不是媒體或政客所能操弄或洗腦。<text:span text:style-name="T3"> <text:line-break/><text:line-break/></text:span>但是，台灣卻完全是另一種極端，完全受主流媒體與主流政治勢力的洗腦，校園徹徹底底的封閉，令人窒息；講到台灣教育，我真的連殺人之心都有了，身在其中，非常痛苦，就像窒息一樣；從國中到大學，只要有機會逃課我就逃，因為太痛苦、太腦殘了。透過主流勢力的操控，你幾乎可以讓每個大學生或中小學生說出你想要他們說出的任何一句話，哪怕那些話或那些想法多麼荒唐離譜可笑。<text:span text:style-name="T3"> <text:line-break/><text:line-break/></text:span>比方說我今天看到的電視新聞，蔡啥小總統跟某個周刊合作，參加一場五、六百名高中生的雙向座談，甚至還有什麼行動劇。除了高喊什麼<text:span text:style-name="T3"><text:s/>"</text:span>我們不要草包總統<text:span text:style-name="T3">" </text:span>辱罵韓國瑜之外<text:span text:style-name="T3"><text:s/>(</text:span>我和學姐原本都以為是在罵蔡英文<text:span text:style-name="T3">)</text:span>，還大喊「不希望有假民主政府」，痛罵國民黨當家的台中市政府。報導說，蔡啥小總統聽了笑呵呵，頻頻點頭稱讚學生具有獨立思考的能力，在講評時還呼籲學生們「大家一起來保護台灣的主權獨立」。很可笑吧。<text:span text:style-name="T3"><text:line-break/><text:line-break/></text:span>這個座談會，還設有什麼<text:span text:style-name="T3"><text:s/>"</text:span>學生議長<text:span text:style-name="T3">"</text:span>，發言說：「最近前台中市長林佳龍任內創立的台中市青年事務審議會，在盧秀燕擔任市長後，無預警地廢掉了，無視青年的權力，一場政黨輪替一場空，讓我們權力成為犧牲品，<text:span text:style-name="T3">...</text:span>不希望有假民主政府，也不要有草包總統。」引起大家的一陣歡呼。<text:span text:style-name="T3"> <text:line-break/><text:line-break/></text:span>這還沒完哦，學生們還演出話劇，一樣是羞辱韓國瑜，台詞說道：「我剛從中國的大學畢業，不了解台灣，但我會努力讓大家發大財哦。」，然後又再強調他們不要有假民主，也不要草包總統。同時還高喊支持什麼李明哲無罪，高喊說選舉如果選錯人，我們大家就會統統<text:span text:style-name="T3"><text:s/>"</text:span>住進<text:span text:style-name="T3"><text:s/>(</text:span>中國的<text:span text:style-name="T3">) </text:span>集中營<text:span text:style-name="T3">" </text:span>等等。還有的學生報告主題是有關<text:span text:style-name="T3"><text:s/>"</text:span>假新聞<text:span text:style-name="T3">"</text:span>。你用肚臍想也知道這些腦殘生物會講些什麼，一定是什麼<text:span text:style-name="T3"><text:s/>"</text:span>積極防範中國的假新聞滲透台灣<text:span text:style-name="T3">"</text:span>，<text:span text:style-name="T3">"</text:span>呼籲大家要守衛台灣民主，捍衛台灣價值<text:span text:style-name="T3">"</text:span>。<text:span text:style-name="T3"> <text:line-break/><text:line-break/></text:span>我從未見過對岸有什麼假新聞滲透台灣，但是，台灣綠媒及人渣黨講的話，卻幾乎沒有一句是事實，每天就是造謠抹黑栽贓扭曲。不用多，你只要舉出一個反例，舉出一句實話，我就認輸。<text:span text:style-name="T3"> <text:line-break/><text:line-break/></text:span>對岸的朋友們，能不能想像住在這樣一個密不通風的小島上，是一種什麼樣的感受？很多腦子進水的人一定會說大陸封鎖得更嚴重。問題是，重點並不在於封鎖或洗腦本身，畢竟幾乎所有社會都是在搞洗腦。重點不在洗腦本身，而是在於究竟是什麼樣的腦，究竟進了多少水，怎麼會這麼容易清洗？洗得如此徹底且真情流露。如果大家是假裝的，那我反倒覺得問題不大。<text:span text:style-name="T3"> <text:line-break/><text:line-break/></text:span>大陸人懂得怎麼看待官腔官調的真實性，但台灣人不是，台灣人是真心的，腦子洗得很成功。特別是年輕一代，人云亦云的從眾性格非常強，好像完全沒法用自己的眼光看世界，主流要他從嘴裏吐出什麼話，他就會吐出什麼話，分毫不差，一字不漏。天底下，古往今來，大概找不出比人渣黨更會洗腦、更會選舉、更會政治操弄、更會抹黑造謠的黨，它可以把醜事鳥事講成英雄美事，把好人說成惡棍，把聰明者說成草包腦殘，把清廉者說成貪污犯，把貪污犯說成台灣人的民族救星。<text:span text:style-name="T3"> <text:line-break/><text:line-break/></text:span>我並不是要把箭頭指向騙子，畢竟哪個社會沒有騙子。可怕的不是騙子的存在，而是究竟是什麼樣的腦子竟然會這麼好騙？在高談所謂民主選舉之前，恐怕得先談談腦殘的素質問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